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ía de referencia rápida</text:h>
      <text:h text:style-name="Heading_20_3" text:outline-level="3">Contenido del paquete</text:h>
      <text:p text:style-name="Standard">Buenas, acaba usted de recibir el pack de migración de Guadalinex V5 Bibliotecas.</text:p>
      <text:p text:style-name="Standard"/>
      <text:p text:style-name="Standard">Éste pack incluye lo siguiente:</text:p>
      <text:p text:style-name="Standard">- Guía de referencia rápida.</text:p>
      <text:p text:style-name="Standard">- Guía de instalación.</text:p>
      <text:p text:style-name="Standard">- CD de instalación de Guadalinex V5 Bibliotecas.</text:p>
      <text:p text:style-name="Standard"/>
      <text:h text:style-name="Heading_20_3" text:outline-level="3">¿Qué hay que tener en cuenta antes de llevar a cabo la instalación?</text:h>
      <text:p text:style-name="Text_20_body">- Deberá consultar cuándo le toca migrar su centro, ésta información deberá consultarla en la siguiente URL:</text:p>
      <text:p text:style-name="Text_20_body">- El día anterior a la migración deberá sacar una copia de seguridad de sus ficheros a un CD, DVD o cualquier medio de almacenamiento extraíble, la nueva instalación eliminará toda la información contenida en los equipos.</text:p>
      <text:p text:style-name="Text_20_body">- Compruebe que dispone del manual de instalación, si no es así, podrá descargarla desde la siguiente URL: </text:p>
      <text:p text:style-name="Text_20_body">- Compruebe que dispone del medio de instalación de Guadalinex V5 Bibliotecas, si no es así, podrá descargar una imagen del mismo desde la siguiente URL:</text:p>
      <text:h text:style-name="Heading_20_3" text:outline-level="3">¿Cómo realizar la instalación?</text:h>
      <text:p text:style-name="Text_20_body">Para realizar la instalación necesitará reiniciar el equipo con el CD de instalación suministrado en el pack insertado en el lector de CD/DVD.</text:p>
      <text:p text:style-name="Text_20_body">Una vez inicie, empezará la instalación y necesitará tener a mano el manual de instalación para seguir las indicaciones necesarias.</text:p>
      <text:p text:style-name="Text_20_body">Checklists</text:p>
      <text:h text:style-name="Heading_20_3" text:outline-level="3">¿Problemas? ¿Como contactar?</text:h>
      <text:p text:style-name="Text_20_body">Para cualquier imprevisto que se presente durante la migración y que impida la consecución de la instalación con éxito, póngase en contacto con el Centro de Atención a Usuarios (CAU), le darán las indicaciones necesarias para llevarla a cabo satisfactoriamente.</text:p>
      <text:p text:style-name="Text_20_body">Las diferentes vías de contacto con el CAU son:</text:p>
      <text:p text:style-name="Text_20_body">- Teléfono: 902 50 63 50</text:p>
      <text:p text:style-name="Text_20_body">- email: cau.bibliotecas.ccul@juntadeandalucia.es</text:p>
      <text:p text:style-name="Text_20_body">- Dirección web del CAU Bibliotecas: www.juntadeandalucia.es/cultura/caubibliotec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hernandez</meta:initial-creator>
    <meta:creation-date>2009-01-26T13:28:29</meta:creation-date>
    <dc:creator>jhernandez</dc:creator>
    <dc:date>2009-01-26T17:53:52</dc:date>
    <meta:editing-cycles>4</meta:editing-cycles>
    <meta:editing-duration>PT2H23M4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2" meta:word-count="263" meta:character-count="1719"/>
  </office:meta>
</office:document-meta>
</file>